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styles>
    <style:style style:name="Standard" style:family="paragraph" style:class="text"/>
  </office: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 </meta:initial-creator>
    <meta:creation-date>2014-06-28T15:28:31.93642594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3.3$Linux_X86_64 LibreOffice_project/420m0$Build-3</meta:generator>
  </office:meta>
</office:document-meta>
</file>